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xmlns:officeooo="http://openoffice.org/2009/office" style:name="T1" style:family="text">
      <style:text-properties officeooo:rsid="000de7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a Yes YES Checked</text:p>
      <text:p text:style-name="Standard">Lina No 2 not checked</text:p>
      <text:p text:style-name="Standard">Lina No 3 not checked</text:p>
      <text:p text:style-name="Standard">Lina Yes 4 Checked</text:p>
      <text:p text:style-name="Standard">Felix No YES Checked</text:p>
      <text:p text:style-name="Standard">Felix Yes 2 not checked</text:p>
      <text:p text:style-name="Standard">Felix Yes 3 not checked</text:p>
      <text:p text:style-name="Standard">Felix No 4 Checked</text:p>
      <text:p text:style-name="Standard">Bernardine No YES Checked</text:p>
      <text:p text:style-name="Standard">Bernardine Yes 2 not checked</text:p>
      <text:p text:style-name="Standard">Bernardine Yes 3 not checked</text:p>
      <text:p text:style-name="Standard">Bernardine No 4 Checked</text:p>
      <text:p text:style-name="Standard">Eleni  YES Checked</text:p>
      <text:p text:style-name="Standard">Eleni  2 not checked</text:p>
      <text:p text:style-name="Standard">Eleni  3 not checked</text:p>
      <text:p text:style-name="Standard">Eleni  4 Checked</text:p>
      <text:p text:style-name="Standard">Tonette  YES Checked</text:p>
      <text:p text:style-name="Standard">Tonette  2 not checked</text:p>
      <text:p text:style-name="Standard">Tonette  3 not checked</text:p>
      <text:p text:style-name="Standard">Tonette  4 Checked</text:p>
      <text:p text:style-name="Standard">Joanna  YES Checked</text:p>
      <text:p text:style-name="Standard">Joanna  2 not checked</text:p>
      <text:p text:style-name="Standard">Joanna  3 not checked</text:p>
      <text:p text:style-name="Standard">Joanna  4 Checked</text:p>
      <text:p text:style-name="Standard">  YES Checked</text:p>
      <text:p text:style-name="Standard">  2 not checked</text:p>
      <text:p text:style-name="Standard">  3 not checked</text:p>
      <text:p text:style-name="Standard">  4 Checked</text:p>
      <text:p text:style-name="Standard"/>
      <table:table table:name="Tabla15fd6a756b55b1" table:style-name="Tabla1">
        <table:table-column table:style-name="Tabla1.A" table:number-columns-repeated="5"/>
        <table:table-row>
          <table:table-cell table:style-name="Tabla1.A1" office:value-type="string">
            <text:p text:style-name="Standard">Chemex Labs Ltd</text:p>
          </table:table-cell>
          <table:table-cell table:style-name="Tabla1.A1" office:value-type="string">
            <text:p text:style-name="Standard">Yes</text:p>
          </table:table-cell>
          <table:table-cell table:style-name="Tabla1.A1" office:value-type="string">
            <text:p text:style-name="Standard">No</text:p>
          </table:table-cell>
          <table:table-cell table:style-name="Tabla1.A1" office:value-type="string">
            <text:p text:style-name="Standard">No</text:p>
          </table:table-cell>
          <table:table-cell table:style-name="Tabla1.E1" office:value-type="string">
            <text:p text:style-name="Standard">Ye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Standard">YES Checked</text:p>
          </table:table-cell>
          <table:table-cell table:style-name="Tabla1.A2" office:value-type="string">
            <text:p text:style-name="Standard">NO not checked</text:p>
          </table:table-cell>
          <table:table-cell table:style-name="Tabla1.A2" office:value-type="string">
            <text:p text:style-name="Standard">NO not checked</text:p>
          </table:table-cell>
          <table:table-cell table:style-name="Tabla1.E2" office:value-type="string">
            <text:p text:style-name="Standard">YES Check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02:37:25.612454116</meta:creation-date>
    <dc:date>2020-06-09T20:02:31.921892949</dc:date>
    <meta:editing-duration>PT12M41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1" meta:paragraph-count="15" meta:word-count="94" meta:character-count="836" meta:non-whitespace-character-count="757"/>
  </office:meta>
</office:document-meta>
</file>